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9-0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0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22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1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1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04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18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1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20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2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2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10-17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3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0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15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11-0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2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1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0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0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2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2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4-01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10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8535" calcext:value-type="float">
            <text:p>11.138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72912" calcext:value-type="float">
            <text:p>10.73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47893333333" calcext:value-type="float">
            <text:p>10.29478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704228571429" calcext:value-type="float">
            <text:p>8.55704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9368" calcext:value-type="float">
            <text:p>9.24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71825" calcext:value-type="float">
            <text:p>7.937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19125517241" calcext:value-type="float">
            <text:p>11.07191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9765" calcext:value-type="float">
            <text:p>12.0039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44054193548" calcext:value-type="float">
            <text:p>12.5844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83672" calcext:value-type="float">
            <text:p>12.48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72575" calcext:value-type="float">
            <text:p>12.2837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07128" calcext:value-type="float">
            <text:p>11.90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96990967742" calcext:value-type="float">
            <text:p>11.5296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40645" calcext:value-type="float">
            <text:p>11.184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28237419355" calcext:value-type="float">
            <text:p>10.5728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904283870968" calcext:value-type="float">
            <text:p>9.4990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860516129032" calcext:value-type="float">
            <text:p>8.2586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900025806452" calcext:value-type="float">
            <text:p>7.0690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57710344828" calcext:value-type="float">
            <text:p>6.06257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008034782609" calcext:value-type="float">
            <text:p>6.5400803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75173333333" calcext:value-type="float">
            <text:p>12.81751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41504" calcext:value-type="float">
            <text:p>12.68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7602580645" calcext:value-type="float">
            <text:p>12.7687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238" calcext:value-type="float">
            <text:p>12.69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07685714286" calcext:value-type="float">
            <text:p>12.6807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30105714286" calcext:value-type="float">
            <text:p>13.09301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77992258065" calcext:value-type="float">
            <text:p>13.3877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87305806452" calcext:value-type="float">
            <text:p>13.2687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8752" calcext:value-type="float">
            <text:p>13.1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5618" calcext:value-type="float">
            <text:p>12.945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36448" calcext:value-type="float">
            <text:p>12.7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8619354839" calcext:value-type="float">
            <text:p>12.463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6732903226" calcext:value-type="float">
            <text:p>12.1466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39896" calcext:value-type="float">
            <text:p>11.80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48178064516" calcext:value-type="float">
            <text:p>11.4348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98851612903" calcext:value-type="float">
            <text:p>10.879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593975" calcext:value-type="float">
            <text:p>10.1859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707257142857" calcext:value-type="float">
            <text:p>9.0170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8815483871" calcext:value-type="float">
            <text:p>10.678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31388387097" calcext:value-type="float">
            <text:p>12.5531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72312" calcext:value-type="float">
            <text:p>12.7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526975" calcext:value-type="float">
            <text:p>12.4452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54496" calcext:value-type="float">
            <text:p>12.05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46935" calcext:value-type="float">
            <text:p>11.6446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64260645161" calcext:value-type="float">
            <text:p>11.1764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4203870968" calcext:value-type="float">
            <text:p>10.3444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24774193549" calcext:value-type="float">
            <text:p>8.63124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905316129032" calcext:value-type="float">
            <text:p>6.5090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270916129032" calcext:value-type="float">
            <text:p>9.8527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6776" calcext:value-type="float">
            <text:p>10.32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50892903226" calcext:value-type="float">
            <text:p>11.6650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8585806452" calcext:value-type="float">
            <text:p>12.7688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6172903226" calcext:value-type="float">
            <text:p>12.8416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50588387097" calcext:value-type="float">
            <text:p>12.6750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0134193548" calcext:value-type="float">
            <text:p>11.3530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5726451613" calcext:value-type="float">
            <text:p>11.0095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2330322581" calcext:value-type="float">
            <text:p>10.3202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7168" calcext:value-type="float">
            <text:p>10.40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84275" calcext:value-type="float">
            <text:p>10.5528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2926896552" calcext:value-type="float">
            <text:p>10.96029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99710967742" calcext:value-type="float">
            <text:p>11.4199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8903" calcext:value-type="float">
            <text:p>12.558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3" calcext:value-type="float">
            <text:p>12.56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58625" calcext:value-type="float">
            <text:p>12.3105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83682580645" calcext:value-type="float">
            <text:p>11.9183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1130322581" calcext:value-type="float">
            <text:p>11.2651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64425" calcext:value-type="float">
            <text:p>10.1076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4128" calcext:value-type="float">
            <text:p>7.97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897675" calcext:value-type="float">
            <text:p>5.5289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3816" calcext:value-type="float">
            <text:p>6.05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5702" calcext:value-type="float">
            <text:p>9.045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138" calcext:value-type="float">
            <text:p>11.0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4374" calcext:value-type="float">
            <text:p>11.374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0568" calcext:value-type="float">
            <text:p>11.09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8039" calcext:value-type="float">
            <text:p>10.218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4832" calcext:value-type="float">
            <text:p>8.33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1904" calcext:value-type="float">
            <text:p>9.3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23710967742" calcext:value-type="float">
            <text:p>11.5723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21561290323" calcext:value-type="float">
            <text:p>12.212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16018064516" calcext:value-type="float">
            <text:p>11.6116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67037419355" calcext:value-type="float">
            <text:p>11.1367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0205" calcext:value-type="float">
            <text:p>10.8320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35162857143" calcext:value-type="float">
            <text:p>13.87351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48605" calcext:value-type="float">
            <text:p>14.5048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91625" calcext:value-type="float">
            <text:p>14.5699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64352" calcext:value-type="float">
            <text:p>14.55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3825" calcext:value-type="float">
            <text:p>14.490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5587096774" calcext:value-type="float">
            <text:p>14.474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24939354839" calcext:value-type="float">
            <text:p>14.4724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30492903226" calcext:value-type="float">
            <text:p>14.3930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0980645161" calcext:value-type="float">
            <text:p>14.267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6193548387" calcext:value-type="float">
            <text:p>14.148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93945806452" calcext:value-type="float">
            <text:p>14.0093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185025" calcext:value-type="float">
            <text:p>14.0418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3624827586" calcext:value-type="float">
            <text:p>14.34336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264975" calcext:value-type="float">
            <text:p>14.3426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30436129032" calcext:value-type="float">
            <text:p>14.3230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4988" calcext:value-type="float">
            <text:p>14.25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691225" calcext:value-type="float">
            <text:p>14.1569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7512" calcext:value-type="float">
            <text:p>14.03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3680516129" calcext:value-type="float">
            <text:p>13.8636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79396363636" calcext:value-type="float">
            <text:p>13.71793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92288" calcext:value-type="float">
            <text:p>13.48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5503483871" calcext:value-type="float">
            <text:p>13.1355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0376774194" calcext:value-type="float">
            <text:p>12.8990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24225" calcext:value-type="float">
            <text:p>12.9872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7751" calcext:value-type="float">
            <text:p>13.2477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5069" calcext:value-type="float">
            <text:p>13.125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8552" calcext:value-type="float">
            <text:p>12.96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78175" calcext:value-type="float">
            <text:p>12.7317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14" calcext:value-type="float">
            <text:p>12.42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978" calcext:value-type="float">
            <text:p>12.01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51419354839" calcext:value-type="float">
            <text:p>11.275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66067096774" calcext:value-type="float">
            <text:p>10.2866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800425" calcext:value-type="float">
            <text:p>9.1780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80361290323" calcext:value-type="float">
            <text:p>8.9738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348206451613" calcext:value-type="float">
            <text:p>7.4334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957257142857" calcext:value-type="float">
            <text:p>6.1595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83075" calcext:value-type="float">
            <text:p>9.318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44534193548" calcext:value-type="float">
            <text:p>11.4444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22592" calcext:value-type="float">
            <text:p>12.13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8675" calcext:value-type="float">
            <text:p>11.893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4071483871" calcext:value-type="float">
            <text:p>11.5840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49375" calcext:value-type="float">
            <text:p>11.1894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34139354839" calcext:value-type="float">
            <text:p>10.4034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472051612903" calcext:value-type="float">
            <text:p>6.9447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075638709678" calcext:value-type="float">
            <text:p>4.65075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2843870968" calcext:value-type="float">
            <text:p>11.1612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53288275862" calcext:value-type="float">
            <text:p>11.52532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997125" calcext:value-type="float">
            <text:p>11.1999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55682580645" calcext:value-type="float">
            <text:p>12.3755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53125" calcext:value-type="float">
            <text:p>12.025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1048" calcext:value-type="float">
            <text:p>11.48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16375" calcext:value-type="float">
            <text:p>13.1211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90144" calcext:value-type="float">
            <text:p>12.7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2343225807" calcext:value-type="float">
            <text:p>12.13723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1112" calcext:value-type="float">
            <text:p>11.71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9999483871" calcext:value-type="float">
            <text:p>11.7699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57412413793" calcext:value-type="float">
            <text:p>12.98574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98025" calcext:value-type="float">
            <text:p>13.5579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2824516129" calcext:value-type="float">
            <text:p>13.872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98980645161" calcext:value-type="float">
            <text:p>13.809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80575" calcext:value-type="float">
            <text:p>13.6858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83448" calcext:value-type="float">
            <text:p>13.52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5292" calcext:value-type="float">
            <text:p>13.38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3780645161" calcext:value-type="float">
            <text:p>13.078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29767741936" calcext:value-type="float">
            <text:p>12.632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98255483871" calcext:value-type="float">
            <text:p>12.0498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16873043478" calcext:value-type="float">
            <text:p>11.611687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611136" calcext:value-type="float">
            <text:p>11.376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64328571429" calcext:value-type="float">
            <text:p>11.73643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15425" calcext:value-type="float">
            <text:p>12.6641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63421935484" calcext:value-type="float">
            <text:p>13.0863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0467096774" calcext:value-type="float">
            <text:p>13.0450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1723870968" calcext:value-type="float">
            <text:p>12.9321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19470967742" calcext:value-type="float">
            <text:p>12.751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20978064516" calcext:value-type="float">
            <text:p>12.5320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47925" calcext:value-type="float">
            <text:p>12.2164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89700645161" calcext:value-type="float">
            <text:p>11.7189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54428387097" calcext:value-type="float">
            <text:p>11.1754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9202580645" calcext:value-type="float">
            <text:p>10.6199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6554" calcext:value-type="float">
            <text:p>9.766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810257142857" calcext:value-type="float">
            <text:p>9.63810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584825" calcext:value-type="float">
            <text:p>10.2158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2686451613" calcext:value-type="float">
            <text:p>11.6252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6890322581" calcext:value-type="float">
            <text:p>11.301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24131612903" calcext:value-type="float">
            <text:p>10.5324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781703225806" calcext:value-type="float">
            <text:p>9.27781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74675" calcext:value-type="float">
            <text:p>7.1177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267741935484" calcext:value-type="float">
            <text:p>7.9026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04903225806" calcext:value-type="float">
            <text:p>8.4670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725341935484" calcext:value-type="float">
            <text:p>7.1772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498916129032" calcext:value-type="float">
            <text:p>5.2349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44658064516" calcext:value-type="float">
            <text:p>10.904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40827586207" calcext:value-type="float">
            <text:p>11.5140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2205" calcext:value-type="float">
            <text:p>11.6702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22836129032" calcext:value-type="float">
            <text:p>12.0522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2467096774" calcext:value-type="float">
            <text:p>12.3592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26131612903" calcext:value-type="float">
            <text:p>12.1326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93334193548" calcext:value-type="float">
            <text:p>12.3893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78265" calcext:value-type="float">
            <text:p>12.3278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10691612903" calcext:value-type="float">
            <text:p>11.9710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03735652174" calcext:value-type="float">
            <text:p>12.000373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8658823529" calcext:value-type="float">
            <text:p>11.387865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4776774194" calcext:value-type="float">
            <text:p>11.0854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1083870968" calcext:value-type="float">
            <text:p>10.515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33712" calcext:value-type="float">
            <text:p>11.12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062275" calcext:value-type="float">
            <text:p>11.8406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5336774194" calcext:value-type="float">
            <text:p>11.5335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5584" calcext:value-type="float">
            <text:p>11.12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64115" calcext:value-type="float">
            <text:p>8.6264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92725" calcext:value-type="float">
            <text:p>9.419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446812903226" calcext:value-type="float">
            <text:p>9.3744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5912" calcext:value-type="float">
            <text:p>8.1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136593548387" calcext:value-type="float">
            <text:p>6.9713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7055" calcext:value-type="float">
            <text:p>7.9307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8635862069" calcext:value-type="float">
            <text:p>11.2886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909775" calcext:value-type="float">
            <text:p>11.0690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29256774194" calcext:value-type="float">
            <text:p>12.0029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406525" calcext:value-type="float">
            <text:p>12.7140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98136" calcext:value-type="float">
            <text:p>13.1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46265" calcext:value-type="float">
            <text:p>13.3946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7316" calcext:value-type="float">
            <text:p>13.57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65094193548" calcext:value-type="float">
            <text:p>13.4165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363525" calcext:value-type="float">
            <text:p>13.0836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7772903226" calcext:value-type="float">
            <text:p>12.9787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337075" calcext:value-type="float">
            <text:p>13.2533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1228137931" calcext:value-type="float">
            <text:p>13.53122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77875" calcext:value-type="float">
            <text:p>13.4697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8322580645" calcext:value-type="float">
            <text:p>13.344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55901935484" calcext:value-type="float">
            <text:p>13.1655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17115" calcext:value-type="float">
            <text:p>12.9317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3696" calcext:value-type="float">
            <text:p>12.68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11618461539" calcext:value-type="float">
            <text:p>12.461161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6225" calcext:value-type="float">
            <text:p>11.70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44704516129" calcext:value-type="float">
            <text:p>11.6544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95125" calcext:value-type="float">
            <text:p>11.0399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1528516129" calcext:value-type="float">
            <text:p>10.3615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37005" calcext:value-type="float">
            <text:p>12.8437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13928275862" calcext:value-type="float">
            <text:p>13.56139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3318" calcext:value-type="float">
            <text:p>13.593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4603870968" calcext:value-type="float">
            <text:p>13.7124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91230967742" calcext:value-type="float">
            <text:p>13.7791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62795" calcext:value-type="float">
            <text:p>13.6662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86603870968" calcext:value-type="float">
            <text:p>13.7886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790875" calcext:value-type="float">
            <text:p>13.7479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2947" calcext:value-type="float">
            <text:p>13.672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02802580645" calcext:value-type="float">
            <text:p>13.5002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737" calcext:value-type="float">
            <text:p>13.2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1391483871" calcext:value-type="float">
            <text:p>13.0013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2125" calcext:value-type="float">
            <text:p>13.130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59096" calcext:value-type="float">
            <text:p>13.1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96485" calcext:value-type="float">
            <text:p>13.1896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11075" calcext:value-type="float">
            <text:p>13.0781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5726451613" calcext:value-type="float">
            <text:p>12.9145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0061" calcext:value-type="float">
            <text:p>12.6800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59615483871" calcext:value-type="float">
            <text:p>12.3759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3098" calcext:value-type="float">
            <text:p>11.83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406675" calcext:value-type="float">
            <text:p>11.9640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2376774194" calcext:value-type="float">
            <text:p>12.2132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525" calcext:value-type="float">
            <text:p>11.82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09149090909" calcext:value-type="float">
            <text:p>11.06091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0613333333" calcext:value-type="float">
            <text:p>10.82006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4671" calcext:value-type="float">
            <text:p>11.464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41825" calcext:value-type="float">
            <text:p>11.3474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422" calcext:value-type="float">
            <text:p>10.90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181125" calcext:value-type="float">
            <text:p>10.6818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557" calcext:value-type="float">
            <text:p>11.6955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75275" calcext:value-type="float">
            <text:p>11.7377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000842955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5364" calcext:value-type="float">
            <text:p>11.67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82" meta:object-count="0"/>
    <meta:user-defined meta:name="AppVersion">3.0</meta:user-defined>
  </office:meta>
</office:document-meta>
</file>